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102cm" draw:marker-start="" draw:marker-start-width="0.33cm" draw:marker-end-width="0.457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022cm"/>
    </style:style>
    <style:style style:name="gr7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opacity="40%" draw:textarea-horizontal-align="center" draw:textarea-vertical-align="middle" draw:shadow-opacity="40%"/>
    </style:style>
    <style:style style:name="gr9" style:family="graphic" style:parent-style-name="standard">
      <style:graphic-properties svg:stroke-width="0.051cm" svg:stroke-color="#ff0000" draw:marker-start="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00ff00" draw:opacity="40%" draw:textarea-horizontal-align="center" draw:textarea-vertical-align="middle" draw:shadow-opacity="40%"/>
    </style:style>
    <style:style style:name="gr11" style:family="graphic" style:parent-style-name="standard">
      <style:graphic-properties svg:stroke-width="0.051cm" svg:stroke-color="#000000" draw:marker-start="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0000ff"/>
    </style:style>
    <style:style style:name="P5" style:family="paragraph">
      <style:text-properties fo:color="#00ff00"/>
    </style:style>
    <style:style style:name="P6" style:family="paragraph">
      <style:paragraph-properties fo:text-align="center"/>
      <style:text-properties fo:color="#ff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color="#0000ff"/>
    </style:style>
    <style:style style:name="T5" style:family="text">
      <style:text-properties fo:color="#00ff00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195cm" svg:height="0.523cm" svg:x="12.545cm" svg:y="11.147cm" svg:viewBox="0 0 1196 524" svg:d="m0 519c196-112 246-157 246-157l207-278 137-84 88 56 130 156 159 190 229 122">
          <text:p/>
        </draw:path>
        <draw:line draw:style-name="gr2" draw:text-style-name="P1" draw:layer="layout" svg:x1="12.578cm" svg:y1="11.677cm" svg:x2="13.701cm" svg:y2="11.713cm">
          <text:p/>
        </draw:line>
        <draw:line draw:style-name="gr2" draw:text-style-name="P1" draw:layer="layout" svg:x1="11.094cm" svg:y1="6.76cm" svg:x2="15.017cm" svg:y2="6.741cm">
          <text:p/>
        </draw:line>
        <draw:line draw:style-name="gr2" draw:text-style-name="P1" draw:layer="layout" svg:x1="11.708cm" svg:y1="9.077cm" svg:x2="14.499cm" svg:y2="9.08cm">
          <text:p/>
        </draw:line>
        <draw:line draw:style-name="gr2" draw:text-style-name="P1" draw:layer="layout" svg:x1="12.297cm" svg:y1="11.071cm" svg:x2="13.925cm" svg:y2="11.108cm">
          <text:p/>
        </draw:line>
        <draw:path draw:style-name="gr3" draw:text-style-name="P1" draw:layer="layout" svg:width="10.604cm" svg:height="9.979cm" svg:x="10.309cm" svg:y="2.494cm" svg:viewBox="0 0 10605 9980" svg:d="m0 0c22 179 630 3552 654 3660 365 1615 473 1845 477 1788l623 2418 406 1163 250 459 218 352 293 140 363-326 186-595 430-1507 474-1813 287-1377 399-1087 507-508 580-253 756-140 1056-114 1464-73h1182">
          <text:p/>
        </draw:path>
        <draw:line draw:style-name="gr4" draw:text-style-name="P1" draw:layer="layout" svg:x1="8.274cm" svg:y1="3.288cm" svg:x2="8.273cm" svg:y2="22.022cm">
          <text:p/>
        </draw:line>
        <draw:frame draw:style-name="gr5" draw:text-style-name="P3" draw:layer="layout" svg:width="0.925cm" svg:height="0.962cm" svg:x="6.975cm" svg:y="3.239cm">
          <draw:text-box>
            <text:p text:style-name="P2"><text:span text:style-name="T1">E</text:span></text:p>
          </draw:text-box>
        </draw:frame>
        <draw:frame draw:style-name="gr6" draw:layer="layout" svg:width="5.319cm" svg:height="1.114cm" svg:x="15.235cm" svg:y="7.321cm">
          <draw:text-box>
            <text:p>Excited state <text:span text:style-name="T2">S</text:span><text:span text:style-name="T3">1</text:span></text:p>
          </draw:text-box>
        </draw:frame>
        <draw:line draw:style-name="gr4" draw:text-style-name="P1" draw:layer="layout" svg:x1="18.989cm" svg:y1="22.016cm" svg:x2="8.303cm" svg:y2="22.016cm">
          <text:p/>
        </draw:line>
        <draw:frame draw:style-name="gr5" draw:text-style-name="P3" draw:layer="layout" svg:width="0.959cm" svg:height="0.962cm" svg:x="18.219cm" svg:y="22.246cm">
          <draw:text-box>
            <text:p><text:span text:style-name="T1">R</text:span></text:p>
          </draw:text-box>
        </draw:frame>
        <draw:line draw:style-name="gr2" draw:text-style-name="P1" draw:layer="layout" svg:x1="12.093cm" svg:y1="10.498cm" svg:x2="14.092cm" svg:y2="10.516cm">
          <text:p/>
        </draw:line>
        <draw:line draw:style-name="gr2" draw:text-style-name="P1" draw:layer="layout" svg:x1="11.908cm" svg:y1="9.795cm" svg:x2="14.258cm" svg:y2="9.813cm">
          <text:p/>
        </draw:line>
        <draw:line draw:style-name="gr2" draw:text-style-name="P1" draw:layer="layout" svg:x1="11.538cm" svg:y1="8.296cm" svg:x2="14.647cm" svg:y2="8.277cm">
          <text:p/>
        </draw:line>
        <draw:line draw:style-name="gr2" draw:text-style-name="P1" draw:layer="layout" svg:x1="11.273cm" svg:y1="7.519cm" svg:x2="14.813cm" svg:y2="7.519cm">
          <text:p/>
        </draw:line>
        <draw:line draw:style-name="gr2" draw:text-style-name="P1" draw:layer="layout" svg:x1="10.934cm" svg:y1="5.954cm" svg:x2="15.294cm" svg:y2="5.946cm">
          <text:p/>
        </draw:line>
        <draw:line draw:style-name="gr2" draw:text-style-name="P1" draw:layer="layout" svg:x1="11.279cm" svg:y1="20.377cm" svg:x2="12.402cm" svg:y2="20.413cm">
          <text:p/>
        </draw:line>
        <draw:line draw:style-name="gr2" draw:text-style-name="P1" draw:layer="layout" svg:x1="9.795cm" svg:y1="15.46cm" svg:x2="13.718cm" svg:y2="15.441cm">
          <text:p/>
        </draw:line>
        <draw:line draw:style-name="gr2" draw:text-style-name="P1" draw:layer="layout" svg:x1="10.409cm" svg:y1="17.777cm" svg:x2="13.2cm" svg:y2="17.78cm">
          <text:p/>
        </draw:line>
        <draw:line draw:style-name="gr2" draw:text-style-name="P1" draw:layer="layout" svg:x1="10.998cm" svg:y1="19.771cm" svg:x2="12.626cm" svg:y2="19.808cm">
          <text:p/>
        </draw:line>
        <draw:path draw:style-name="gr3" draw:text-style-name="P1" draw:layer="layout" svg:width="10.604cm" svg:height="9.979cm" svg:x="9.01cm" svg:y="11.194cm" svg:viewBox="0 0 10605 9980" svg:d="m0 0c22 179 630 3552 654 3660 365 1615 473 1845 477 1788l623 2418 406 1163 250 459 218 352 293 140 363-326 186-595 430-1507 474-1813 287-1377 399-1087 507-508 580-253 756-140 1056-114 1464-73h1182">
          <text:p/>
        </draw:path>
        <draw:frame draw:style-name="gr6" draw:layer="layout" svg:width="5.815cm" svg:height="1.114cm" svg:x="14.432cm" svg:y="16.127cm">
          <draw:text-box>
            <text:p>Ground state <text:span text:style-name="T2">S</text:span><text:span text:style-name="T3">0</text:span></text:p>
          </draw:text-box>
        </draw:frame>
        <draw:line draw:style-name="gr2" draw:text-style-name="P1" draw:layer="layout" svg:x1="10.794cm" svg:y1="19.198cm" svg:x2="12.793cm" svg:y2="19.216cm">
          <text:p/>
        </draw:line>
        <draw:line draw:style-name="gr2" draw:text-style-name="P1" draw:layer="layout" svg:x1="10.609cm" svg:y1="18.495cm" svg:x2="12.959cm" svg:y2="18.513cm">
          <text:p/>
        </draw:line>
        <draw:line draw:style-name="gr2" draw:text-style-name="P1" draw:layer="layout" svg:x1="10.239cm" svg:y1="16.996cm" svg:x2="13.348cm" svg:y2="16.977cm">
          <text:p/>
        </draw:line>
        <draw:line draw:style-name="gr2" draw:text-style-name="P1" draw:layer="layout" svg:x1="9.974cm" svg:y1="16.219cm" svg:x2="13.514cm" svg:y2="16.219cm">
          <text:p/>
        </draw:line>
        <draw:line draw:style-name="gr2" draw:text-style-name="P1" draw:layer="layout" svg:x1="9.635cm" svg:y1="14.654cm" svg:x2="13.995cm" svg:y2="14.646cm">
          <text:p/>
        </draw:line>
        <draw:line draw:style-name="gr7" draw:text-style-name="P1" draw:layer="layout" svg:x1="11.838cm" svg:y1="20.385cm" svg:x2="11.83cm" svg:y2="9.126cm">
          <text:p/>
        </draw:line>
        <draw:rect draw:style-name="gr8" draw:text-style-name="P1" draw:layer="layout" svg:width="0.928cm" svg:height="15.059cm" svg:x="11.322cm" svg:y="5.347cm">
          <text:p/>
        </draw:rect>
        <draw:line draw:style-name="gr9" draw:text-style-name="P1" draw:layer="layout" svg:x1="12.573cm" svg:y1="9.811cm" svg:x2="12.556cm" svg:y2="9.072cm">
          <text:p/>
        </draw:line>
        <draw:line draw:style-name="gr9" draw:text-style-name="P1" draw:layer="layout" svg:x1="12.774cm" svg:y1="10.547cm" svg:x2="12.757cm" svg:y2="9.808cm">
          <text:p/>
        </draw:line>
        <draw:line draw:style-name="gr9" draw:text-style-name="P1" draw:layer="layout" svg:x1="12.917cm" svg:y1="11.096cm" svg:x2="12.897cm" svg:y2="10.509cm">
          <text:p/>
        </draw:line>
        <draw:line draw:style-name="gr9" draw:text-style-name="P1" draw:layer="layout" svg:x1="13.108cm" svg:y1="11.706cm" svg:x2="13.098cm" svg:y2="11.11cm">
          <text:p/>
        </draw:line>
        <draw:path draw:style-name="gr1" draw:text-style-name="P1" draw:layer="layout" svg:width="1.195cm" svg:height="0.523cm" svg:x="11.239cm" svg:y="19.908cm" svg:viewBox="0 0 1196 524" svg:d="m0 519c196-112 246-157 246-157l207-278 137-84 88 56 130 156 159 190 229 122">
          <text:p/>
        </draw:path>
        <draw:rect draw:style-name="gr10" draw:text-style-name="P1" draw:layer="layout" svg:width="1.063cm" svg:height="7.516cm" svg:x="12.608cm" svg:y="11.696cm">
          <text:p/>
        </draw:rect>
        <draw:line draw:style-name="gr11" draw:text-style-name="P1" draw:layer="layout" svg:x1="13.191cm" svg:y1="15.435cm" svg:x2="13.172cm" svg:y2="11.753cm">
          <text:p/>
        </draw:line>
        <draw:line draw:style-name="gr9" draw:text-style-name="P1" draw:layer="layout" svg:x1="12.674cm" svg:y1="16.212cm" svg:x2="12.657cm" svg:y2="15.473cm">
          <text:p/>
        </draw:line>
        <draw:line draw:style-name="gr9" draw:text-style-name="P1" draw:layer="layout" svg:x1="12.575cm" svg:y1="17.013cm" svg:x2="12.554cm" svg:y2="16.224cm">
          <text:p/>
        </draw:line>
        <draw:line draw:style-name="gr9" draw:text-style-name="P1" draw:layer="layout" svg:x1="12.476cm" svg:y1="17.814cm" svg:x2="12.456cm" svg:y2="16.986cm">
          <text:p/>
        </draw:line>
        <draw:line draw:style-name="gr9" draw:text-style-name="P1" draw:layer="layout" svg:x1="12.377cm" svg:y1="18.515cm" svg:x2="12.358cm" svg:y2="17.802cm">
          <text:p/>
        </draw:line>
        <draw:line draw:style-name="gr9" draw:text-style-name="P1" draw:layer="layout" svg:x1="12.278cm" svg:y1="19.194cm" svg:x2="12.26cm" svg:y2="18.543cm">
          <text:p/>
        </draw:line>
        <draw:line draw:style-name="gr9" draw:text-style-name="P1" draw:layer="layout" svg:x1="12.184cm" svg:y1="19.795cm" svg:x2="12.162cm" svg:y2="19.211cm">
          <text:p/>
        </draw:line>
        <draw:line draw:style-name="gr9" draw:text-style-name="P1" draw:layer="layout" svg:x1="12.064cm" svg:y1="20.405cm" svg:x2="12.063cm" svg:y2="19.779cm">
          <text:p/>
        </draw:line>
        <draw:frame draw:style-name="gr5" draw:text-style-name="P4" draw:layer="layout" svg:width="3.457cm" svg:height="0.962cm" draw:transform="rotate (1.56678206951501) translate (10.103cm 14.177cm)">
          <draw:text-box>
            <text:p><text:span text:style-name="T4">absorption</text:span></text:p>
          </draw:text-box>
        </draw:frame>
        <draw:frame draw:style-name="gr5" draw:text-style-name="P5" draw:layer="layout" svg:width="4.092cm" svg:height="0.962cm" draw:transform="rotate (1.57638138040098) translate (13.7cm 16.433cm)">
          <draw:text-box>
            <text:p><text:span text:style-name="T5">fluorescence</text:span></text:p>
          </draw:text-box>
        </draw:frame>
        <draw:frame draw:style-name="gr5" draw:text-style-name="P6" draw:layer="layout" svg:width="3.385cm" svg:height="1.673cm" svg:x="13.49cm" svg:y="18.059cm">
          <draw:text-box>
            <text:p text:style-name="P1"><text:span text:style-name="T6">vibrational</text:span></text:p>
            <text:p text:style-name="P1"><text:span text:style-name="T6">relaxation</text:span></text:p>
          </draw:text-box>
        </draw:frame>
        <draw:frame draw:style-name="gr5" draw:text-style-name="P6" draw:layer="layout" svg:width="3.385cm" svg:height="1.673cm" svg:x="14.291cm" svg:y="8.96cm">
          <draw:text-box>
            <text:p text:style-name="P1"><text:span text:style-name="T6">vibrational</text:span></text:p>
            <text:p text:style-name="P1"><text:span text:style-name="T6">relax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initial-creator>Jussi Eloranta</meta:initial-creator>
    <meta:creation-date>2007-12-23T01:27:53</meta:creation-date>
    <dc:creator>Jussi Eloranta</dc:creator>
    <dc:date>2011-01-14T10:58:25</dc:date>
    <meta:editing-cycles>48</meta:editing-cycles>
    <meta:editing-duration>PT1H44M13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